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e6f" officeooo:paragraph-rsid="001d5e6f"/>
    </style:style>
    <style:style style:name="P2" style:family="paragraph" style:parent-style-name="Standard">
      <style:text-properties officeooo:paragraph-rsid="001d5e6f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officeooo:rsid="001d5e6f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08080" loext:opacity="100%" style:font-name="Courier New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tout le projet Marandrosia pour apprendre à coder en Java : </text:p>
      <text:p text:style-name="P1"/>
      <text:p text:style-name="P2"><text:span text:style-name="T1">Archipel : </text:span><text:span text:style-name="T2">public class </text:span><text:span text:style-name="T3">Archipel {<text:line-break/><text:line-break/> <text:s text:c="3"/></text:span><text:span text:style-name="T2">private </text:span><text:span text:style-name="T3">String </text:span><text:span text:style-name="T5">nom</text:span><text:span text:style-name="T2">;<text:line-break/> <text:s text:c="3"/>private </text:span><text:span text:style-name="T3">Saison[] </text:span><text:span text:style-name="T5">saisons</text:span><text:span text:style-name="T2">;<text:line-break/> <text:s text:c="3"/>private </text:span><text:span text:style-name="T3">Royaume </text:span><text:span text:style-name="T5">royaume</text:span><text:span text:style-name="T2">; </text:span><text:span text:style-name="T7">// </text:span><text:span text:style-name="T8">🔥</text:span><text:span text:style-name="T7"> Lien vers le royaume auquel il appartient<text:line-break/><text:line-break/> <text:s text:c="3"/></text:span><text:span text:style-name="T2">public </text:span><text:span text:style-name="T9">Archipel</text:span><text:span text:style-name="T3">(String nom</text:span><text:span text:style-name="T2">, </text:span><text:span text:style-name="T3">Saison[] saisons</text:span><text:span text:style-name="T2">, </text:span><text:span text:style-name="T3">Royaume royaume) {<text:line-break/> <text:s text:c="7"/></text:span><text:span text:style-name="T2">this</text:span><text:span text:style-name="T3">.</text:span><text:span text:style-name="T5">nom </text:span><text:span text:style-name="T3">= nom</text:span><text:span text:style-name="T2">;<text:line-break/> <text:s text:c="7"/>this</text:span><text:span text:style-name="T3">.</text:span><text:span text:style-name="T5">saisons </text:span><text:span text:style-name="T3">= saisons</text:span><text:span text:style-name="T2">;<text:line-break/> <text:s text:c="7"/>this</text:span><text:span text:style-name="T3">.</text:span><text:span text:style-name="T5">royaume </text:span><text:span text:style-name="T3">= royaume</text:span><text:span text:style-name="T2">;<text:line-break/> <text:s text:c="3"/></text:span><text:span text:style-name="T3">}<text:line-break/><text:line-break/> <text:s text:c="3"/></text:span><text:span text:style-name="T2">public </text:span><text:span text:style-name="T3">String </text:span><text:span text:style-name="T9">getNom</text:span><text:span text:style-name="T3">() { </text:span><text:span text:style-name="T2">return </text:span><text:span text:style-name="T5">nom</text:span><text:span text:style-name="T2">; </text:span><text:span text:style-name="T3">}<text:line-break/> <text:s text:c="3"/></text:span><text:span text:style-name="T2">public </text:span><text:span text:style-name="T3">Saison[] </text:span><text:span text:style-name="T9">getSaisons</text:span><text:span text:style-name="T3">() { </text:span><text:span text:style-name="T2">return </text:span><text:span text:style-name="T5">saisons</text:span><text:span text:style-name="T2">; </text:span><text:span text:style-name="T3">}<text:line-break/> <text:s text:c="3"/></text:span><text:span text:style-name="T2">public </text:span><text:span text:style-name="T3">Royaume </text:span><text:span text:style-name="T9">getRoyaume</text:span><text:span text:style-name="T3">() { </text:span><text:span text:style-name="T2">return </text:span><text:span text:style-name="T5">royaume</text:span><text:span text:style-name="T2">; </text:span><text:span text:style-name="T3">}<text:line-break/><text:line-break/>}<text:line-break/></text:span></text:p>
      <text:p text:style-name="P1"/>
      <text:p text:style-name="P1"/>
      <text:p text:style-name="P2"><text:span text:style-name="T1">ConvertisseurMonnaie : </text:span><text:span text:style-name="T2">public class </text:span><text:span text:style-name="T3">ConvertisseurMonnaie {<text:line-break/><text:line-break/> <text:s text:c="3"/></text:span><text:span text:style-name="T2">public static double </text:span><text:span text:style-name="T9">convertirBronzeEnOr</text:span><text:span text:style-name="T3">(</text:span><text:span text:style-name="T2">double </text:span><text:span text:style-name="T3">bronze)<text:line-break/> <text:s text:c="11"/></text:span><text:span text:style-name="T2">throws </text:span><text:span text:style-name="T3">MonnaieInvalideException {<text:line-break/><text:line-break/> <text:s text:c="7"/></text:span><text:span text:style-name="T2">if </text:span><text:span text:style-name="T3">(bronze &lt; </text:span><text:span text:style-name="T10">0</text:span><text:span text:style-name="T3">) {<text:line-break/> <text:s text:c="11"/></text:span><text:span text:style-name="T2">throw new </text:span><text:span text:style-name="T3">MonnaieInvalideException(<text:line-break/> <text:s text:c="19"/></text:span><text:span text:style-name="T11">"Impossible de convertir une quantité négative de monnaie."<text:line-break/> <text:s text:c="11"/></text:span><text:span text:style-name="T3">)</text:span><text:span text:style-name="T2">;<text:line-break/> <text:s text:c="7"/></text:span><text:span text:style-name="T3">}<text:line-break/><text:line-break/> <text:s text:c="7"/></text:span><text:span text:style-name="T2">return </text:span><text:span text:style-name="T3">bronze / </text:span><text:span text:style-name="T10">10.0</text:span><text:span text:style-name="T2">;<text:line-break/> <text:s text:c="3"/></text:span><text:span text:style-name="T3">}<text:line-break/>}<text:line-break/></text:span></text:p>
      <text:p text:style-name="P1"/>
      <text:p text:style-name="P1"/>
      <text:p text:style-name="P2"><text:span text:style-name="T1">GestionnaireInventaire : </text:span><text:span text:style-name="T2">public class </text:span><text:span text:style-name="T3">GestionInventaire {<text:line-break/><text:line-break/> <text:s text:c="3"/></text:span><text:span text:style-name="T2">public static int</text:span><text:span text:style-name="T3">[] </text:span><text:span text:style-name="T9">ajusterInventaire</text:span><text:span text:style-name="T3">(</text:span><text:span text:style-name="T2">int</text:span><text:span text:style-name="T3">[] inventaire</text:span><text:span text:style-name="T2">, int </text:span><text:span text:style-name="T3">nouvelleTaille) {<text:line-break/><text:line-break/> <text:s text:c="7"/></text:span><text:span text:style-name="T2">int</text:span><text:span text:style-name="T3">[] nouveau = </text:span><text:span text:style-name="T2">new int</text:span><text:span text:style-name="T3">[nouvelleTaille]</text:span><text:span text:style-name="T2">;<text:line-break/><text:line-break/> <text:s text:c="7"/></text:span><text:span text:style-name="T7">// On copie UNIQUEMENT jusqu'à la limite du tableau original<text:line-break/> <text:s text:c="7"/></text:span><text:span text:style-name="T2">int </text:span><text:span text:style-name="T3">limite = Math.</text:span><text:span text:style-name="T4">min</text:span><text:span text:style-name="T3">(nouvelleTaille</text:span><text:span text:style-name="T2">, </text:span><text:span text:style-name="T3">inventaire.</text:span><text:span text:style-name="T5">length</text:span><text:span text:style-name="T3">)</text:span><text:span text:style-name="T2">;<text:line-break/><text:line-break/> <text:s text:c="7"/>for </text:span><text:span text:style-name="T3">(</text:span><text:span text:style-name="T2">int </text:span><text:span text:style-name="T3">i = </text:span><text:span text:style-name="T10">0</text:span><text:span text:style-name="T2">; </text:span><text:span text:style-name="T3">i &lt; limite</text:span><text:span text:style-name="T2">; </text:span><text:span text:style-name="T3">i++) {<text:line-break/> <text:s text:c="11"/>nouveau[i] = inventaire[i]</text:span><text:span text:style-name="T2">;<text:line-break/> <text:s text:c="7"/></text:span><text:span text:style-name="T3">}<text:line-break/><text:line-break/> <text:s text:c="7"/></text:span><text:span text:style-name="T2">return </text:span><text:span text:style-name="T3">nouveau</text:span><text:span text:style-name="T2">;<text:line-break/> <text:s text:c="3"/></text:span><text:span text:style-name="T3">}<text:line-break/>}<text:line-break/></text:span></text:p>
      <text:p text:style-name="P1"/>
      <text:p text:style-name="P1"/>
      <text:p text:style-name="P2"><text:span text:style-name="T1">Influencable : </text:span><text:span text:style-name="T2">public interface </text:span><text:span text:style-name="T3">Influencable {<text:line-break/> <text:s text:c="3"/></text:span><text:span text:style-name="T2">void </text:span><text:span text:style-name="T9">influencerArchipels</text:span><text:span text:style-name="T3">()</text:span><text:span text:style-name="T2">;<text:line-break/></text:span><text:soft-page-break/><text:span text:style-name="T3">}<text:line-break/></text:span></text:p>
      <text:p text:style-name="P1"/>
      <text:p text:style-name="P2"><text:span text:style-name="T1">Inventaire : </text:span><text:span text:style-name="T2">import </text:span><text:span text:style-name="T3">java.time.LocalDateTime</text:span><text:span text:style-name="T2">;<text:line-break/>import </text:span><text:span text:style-name="T3">java.util.ArrayList</text:span><text:span text:style-name="T2">;<text:line-break/><text:line-break/>public class </text:span><text:span text:style-name="T3">Inventaire {<text:line-break/><text:line-break/> <text:s text:c="3"/></text:span><text:span text:style-name="T2">private int </text:span><text:span text:style-name="T5">tailleMax</text:span><text:span text:style-name="T2">;<text:line-break/> <text:s text:c="3"/>private </text:span><text:span text:style-name="T3">ArrayList&lt;String&gt; </text:span><text:span text:style-name="T5">objets</text:span><text:span text:style-name="T2">;<text:line-break/> <text:s text:c="3"/>private </text:span><text:span text:style-name="T3">ArrayList&lt;LogInventaire&gt; </text:span><text:span text:style-name="T5">logs</text:span><text:span text:style-name="T2">;<text:line-break/><text:line-break/> <text:s text:c="3"/>public </text:span><text:span text:style-name="T9">Inventaire</text:span><text:span text:style-name="T3">(</text:span><text:span text:style-name="T2">int </text:span><text:span text:style-name="T3">tailleMax) {<text:line-break/> <text:s text:c="7"/></text:span><text:span text:style-name="T2">this</text:span><text:span text:style-name="T3">.</text:span><text:span text:style-name="T5">tailleMax </text:span><text:span text:style-name="T3">= tailleMax</text:span><text:span text:style-name="T2">;<text:line-break/> <text:s text:c="7"/>this</text:span><text:span text:style-name="T3">.</text:span><text:span text:style-name="T5">objets </text:span><text:span text:style-name="T3">= </text:span><text:span text:style-name="T2">new </text:span><text:span text:style-name="T3">ArrayList&lt;&gt;()</text:span><text:span text:style-name="T2">;<text:line-break/> <text:s text:c="7"/>this</text:span><text:span text:style-name="T3">.</text:span><text:span text:style-name="T5">logs </text:span><text:span text:style-name="T3">= </text:span><text:span text:style-name="T2">new </text:span><text:span text:style-name="T3">ArrayList&lt;&gt;()</text:span><text:span text:style-name="T2">;<text:line-break/> <text:s text:c="3"/></text:span><text:span text:style-name="T3">}<text:line-break/><text:line-break/> <text:s text:c="3"/></text:span><text:span text:style-name="T2">public void </text:span><text:span text:style-name="T9">ajouterObjet</text:span><text:span text:style-name="T3">(String objet) {<text:line-break/><text:line-break/> <text:s text:c="7"/></text:span><text:span text:style-name="T2">if </text:span><text:span text:style-name="T3">(</text:span><text:span text:style-name="T5">objets</text:span><text:span text:style-name="T3">.size() &lt; </text:span><text:span text:style-name="T5">tailleMax</text:span><text:span text:style-name="T3">) {<text:line-break/> <text:s text:c="11"/></text:span><text:span text:style-name="T5">objets</text:span><text:span text:style-name="T3">.add(objet)</text:span><text:span text:style-name="T2">;<text:line-break/> <text:s text:c="11"/></text:span><text:span text:style-name="T5">logs</text:span><text:span text:style-name="T3">.add(</text:span><text:span text:style-name="T2">new </text:span><text:span text:style-name="T3">LogInventaire(</text:span><text:span text:style-name="T11">"Ajout de l'objet : " </text:span><text:span text:style-name="T3">+ objet))</text:span><text:span text:style-name="T2">;<text:line-break/> <text:s text:c="7"/></text:span><text:span text:style-name="T3">} </text:span><text:span text:style-name="T2">else </text:span><text:span text:style-name="T3">{<text:line-break/> <text:s text:c="11"/></text:span><text:span text:style-name="T5">logs</text:span><text:span text:style-name="T3">.add(</text:span><text:span text:style-name="T2">new </text:span><text:span text:style-name="T3">LogInventaire(</text:span><text:span text:style-name="T11">"Échec : inventaire plein lors de l'ajout de " </text:span><text:span text:style-name="T3">+ objet))</text:span><text:span text:style-name="T2">;<text:line-break/> <text:s text:c="7"/></text:span><text:span text:style-name="T3">}<text:line-break/> <text:s text:c="3"/>}<text:line-break/><text:line-break/> <text:s text:c="3"/></text:span><text:span text:style-name="T2">public void </text:span><text:span text:style-name="T9">retirerObjet</text:span><text:span text:style-name="T3">(String objet) {<text:line-break/><text:line-break/> <text:s text:c="7"/></text:span><text:span text:style-name="T2">if </text:span><text:span text:style-name="T3">(</text:span><text:span text:style-name="T5">objets</text:span><text:span text:style-name="T3">.remove(objet)) {<text:line-break/> <text:s text:c="11"/></text:span><text:span text:style-name="T5">logs</text:span><text:span text:style-name="T3">.add(</text:span><text:span text:style-name="T2">new </text:span><text:span text:style-name="T3">LogInventaire(</text:span><text:span text:style-name="T11">"Retrait de l'objet : " </text:span><text:span text:style-name="T3">+ objet))</text:span><text:span text:style-name="T2">;<text:line-break/> <text:s text:c="7"/></text:span><text:span text:style-name="T3">} </text:span><text:span text:style-name="T2">else </text:span><text:span text:style-name="T3">{<text:line-break/> <text:s text:c="11"/></text:span><text:span text:style-name="T5">logs</text:span><text:span text:style-name="T3">.add(</text:span><text:span text:style-name="T2">new </text:span><text:span text:style-name="T3">LogInventaire(</text:span><text:span text:style-name="T11">"Échec : objet introuvable : " </text:span><text:span text:style-name="T3">+ objet))</text:span><text:span text:style-name="T2">;<text:line-break/> <text:s text:c="7"/></text:span><text:span text:style-name="T3">}<text:line-break/> <text:s text:c="3"/>}<text:line-break/><text:line-break/> <text:s text:c="3"/></text:span><text:span text:style-name="T2">public </text:span><text:span text:style-name="T3">String </text:span><text:span text:style-name="T9">getLogs</text:span><text:span text:style-name="T3">() {<text:line-break/> <text:s text:c="7"/>StringBuilder sb = </text:span><text:span text:style-name="T2">new </text:span><text:span text:style-name="T3">StringBuilder()</text:span><text:span text:style-name="T2">;<text:line-break/><text:line-break/> <text:s text:c="7"/>for </text:span><text:span text:style-name="T3">(LogInventaire log : </text:span><text:span text:style-name="T5">logs</text:span><text:span text:style-name="T3">) {<text:line-break/> <text:s text:c="11"/>sb.append(log.toString()).append(</text:span><text:span text:style-name="T11">"</text:span><text:span text:style-name="T2">\n</text:span><text:span text:style-name="T11">"</text:span><text:span text:style-name="T3">)</text:span><text:span text:style-name="T2">;<text:line-break/> <text:s text:c="7"/></text:span><text:span text:style-name="T3">}<text:line-break/><text:line-break/> <text:s text:c="7"/></text:span><text:span text:style-name="T2">return </text:span><text:span text:style-name="T3">sb.toString()</text:span><text:span text:style-name="T2">;<text:line-break/> <text:s text:c="3"/></text:span><text:span text:style-name="T3">}<text:line-break/><text:line-break/> <text:s text:c="3"/></text:span><text:span text:style-name="T2">public </text:span><text:span text:style-name="T3">ArrayList&lt;LocalDateTime&gt; </text:span><text:span text:style-name="T9">getDatesLogs</text:span><text:span text:style-name="T3">() {<text:line-break/> <text:s text:c="7"/>ArrayList&lt;LocalDateTime&gt; dates = </text:span><text:span text:style-name="T2">new </text:span><text:span text:style-name="T3">ArrayList&lt;&gt;()</text:span><text:span text:style-name="T2">;<text:line-break/><text:line-break/> <text:s text:c="7"/>for </text:span><text:span text:style-name="T3">(LogInventaire log : </text:span><text:span text:style-name="T5">logs</text:span><text:span text:style-name="T3">) {<text:line-break/> <text:s text:c="11"/>dates.add(log.getDate())</text:span><text:span text:style-name="T2">;<text:line-break/> <text:s text:c="7"/></text:span><text:span text:style-name="T3">}<text:line-break/><text:line-break/> <text:s text:c="7"/></text:span><text:span text:style-name="T2">return </text:span><text:span text:style-name="T3">dates</text:span><text:span text:style-name="T2">;<text:line-break/> <text:s text:c="3"/></text:span><text:span text:style-name="T3">}<text:line-break/>}<text:line-break/></text:span></text:p>
      <text:p text:style-name="P1"/>
      <text:p text:style-name="P1"/>
      <text:p text:style-name="P2"><text:soft-page-break/><text:span text:style-name="T1">LogInventaire : </text:span><text:span text:style-name="T2">import </text:span><text:span text:style-name="T3">java.time.LocalDateTime</text:span><text:span text:style-name="T2">;<text:line-break/><text:line-break/>public class </text:span><text:span text:style-name="T3">LogInventaire {<text:line-break/> <text:s text:c="3"/></text:span><text:span text:style-name="T2">private </text:span><text:span text:style-name="T3">LocalDateTime </text:span><text:span text:style-name="T5">date</text:span><text:span text:style-name="T2">;<text:line-break/> <text:s text:c="3"/>private </text:span><text:span text:style-name="T3">String </text:span><text:span text:style-name="T5">description</text:span><text:span text:style-name="T2">;<text:line-break/><text:line-break/> <text:s text:c="3"/>public </text:span><text:span text:style-name="T9">LogInventaire</text:span><text:span text:style-name="T3">(String description){<text:line-break/> <text:s text:c="7"/></text:span><text:span text:style-name="T2">this</text:span><text:span text:style-name="T3">.</text:span><text:span text:style-name="T5">date </text:span><text:span text:style-name="T3">= LocalDateTime.</text:span><text:span text:style-name="T4">now</text:span><text:span text:style-name="T3">()</text:span><text:span text:style-name="T2">;<text:line-break/> <text:s text:c="7"/>this</text:span><text:span text:style-name="T3">.</text:span><text:span text:style-name="T5">description </text:span><text:span text:style-name="T3">= description</text:span><text:span text:style-name="T2">;<text:line-break/> <text:s text:c="3"/></text:span><text:span text:style-name="T3">}<text:line-break/><text:line-break/> <text:s text:c="3"/></text:span><text:span text:style-name="T2">public </text:span><text:span text:style-name="T3">LocalDateTime </text:span><text:span text:style-name="T9">getDate</text:span><text:span text:style-name="T3">() {<text:line-break/> <text:s text:c="7"/></text:span><text:span text:style-name="T2">return </text:span><text:span text:style-name="T5">date</text:span><text:span text:style-name="T2">;<text:line-break/> <text:s text:c="3"/></text:span><text:span text:style-name="T3">}<text:line-break/><text:line-break/><text:line-break/> <text:s text:c="3"/></text:span><text:span text:style-name="T12">@Override<text:line-break/> <text:s text:c="3"/></text:span><text:span text:style-name="T2">public </text:span><text:span text:style-name="T3">String </text:span><text:span text:style-name="T9">toString</text:span><text:span text:style-name="T3">() {<text:line-break/> <text:s text:c="7"/></text:span><text:span text:style-name="T2">return </text:span><text:span text:style-name="T11">"LogInventaire{" </text:span><text:span text:style-name="T3">+<text:line-break/> <text:s text:c="15"/></text:span><text:span text:style-name="T11">"date=" </text:span><text:span text:style-name="T3">+ </text:span><text:span text:style-name="T5">date </text:span><text:span text:style-name="T3">+<text:line-break/> <text:s text:c="15"/></text:span><text:span text:style-name="T11">", description='" </text:span><text:span text:style-name="T3">+ </text:span><text:span text:style-name="T5">description </text:span><text:span text:style-name="T3">+ </text:span><text:span text:style-name="T11">'</text:span><text:span text:style-name="T2">\'</text:span><text:span text:style-name="T11">' </text:span><text:span text:style-name="T3">+<text:line-break/> <text:s text:c="15"/></text:span><text:span text:style-name="T11">'}'</text:span><text:span text:style-name="T2">;<text:line-break/> <text:s text:c="3"/></text:span><text:span text:style-name="T3">}<text:line-break/>}<text:line-break/></text:span></text:p>
      <text:p text:style-name="P1"/>
      <text:p text:style-name="P2"><text:span text:style-name="T1">MonnaieInvalideException : </text:span><text:span text:style-name="T2">public class </text:span><text:span text:style-name="T3">MonnaieInvalideException </text:span><text:span text:style-name="T2">extends </text:span><text:span text:style-name="T3">Exception {<text:line-break/><text:line-break/> <text:s text:c="3"/></text:span><text:span text:style-name="T2">public </text:span><text:span text:style-name="T9">MonnaieInvalideException</text:span><text:span text:style-name="T3">(String message) {<text:line-break/> <text:s text:c="7"/></text:span><text:span text:style-name="T2">super</text:span><text:span text:style-name="T3">(message)</text:span><text:span text:style-name="T2">;<text:line-break/> <text:s text:c="3"/></text:span><text:span text:style-name="T3">}<text:line-break/>}</text:span></text:p>
      <text:p text:style-name="P1"/>
      <text:p text:style-name="P1"/>
      <text:p text:style-name="P2"><text:span text:style-name="T1">Quete : </text:span><text:span text:style-name="T2">import </text:span><text:span text:style-name="T3">java.util.ArrayList</text:span><text:span text:style-name="T2">;<text:line-break/><text:line-break/>public class </text:span><text:span text:style-name="T3">Quete {<text:line-break/> <text:s text:c="3"/></text:span><text:span text:style-name="T2">private </text:span><text:span text:style-name="T3">String </text:span><text:span text:style-name="T5">nom</text:span><text:span text:style-name="T2">;<text:line-break/> <text:s text:c="3"/>private </text:span><text:span text:style-name="T3">ArrayList&lt;QueteTache&gt; </text:span><text:span text:style-name="T5">taches</text:span><text:span text:style-name="T2">;<text:line-break/><text:line-break/> <text:s text:c="3"/>public </text:span><text:span text:style-name="T9">Quete</text:span><text:span text:style-name="T3">(String nom){<text:line-break/> <text:s text:c="7"/></text:span><text:span text:style-name="T2">this</text:span><text:span text:style-name="T3">.</text:span><text:span text:style-name="T5">nom </text:span><text:span text:style-name="T3">= nom</text:span><text:span text:style-name="T2">;<text:line-break/> <text:s text:c="7"/>this</text:span><text:span text:style-name="T3">.</text:span><text:span text:style-name="T5">taches </text:span><text:span text:style-name="T3">= </text:span><text:span text:style-name="T2">new </text:span><text:span text:style-name="T3">ArrayList&lt;&gt;()</text:span><text:span text:style-name="T2">;<text:line-break/> <text:s text:c="3"/></text:span><text:span text:style-name="T3">}<text:line-break/><text:line-break/> <text:s text:c="3"/></text:span><text:span text:style-name="T2">public </text:span><text:span text:style-name="T3">String </text:span><text:span text:style-name="T9">getNom</text:span><text:span text:style-name="T3">() { </text:span><text:span text:style-name="T2">return </text:span><text:span text:style-name="T5">nom</text:span><text:span text:style-name="T2">;</text:span><text:span text:style-name="T3">}<text:line-break/><text:line-break/> <text:s text:c="3"/></text:span><text:span text:style-name="T2">public void </text:span><text:span text:style-name="T9">ajouterTache</text:span><text:span text:style-name="T3">(QueteTache t){<text:line-break/> <text:s text:c="7"/></text:span><text:span text:style-name="T5">taches</text:span><text:span text:style-name="T3">.add(</text:span><text:span text:style-name="T2">new </text:span><text:span text:style-name="T3">QueteTache(t))</text:span><text:span text:style-name="T2">;<text:line-break/> <text:s text:c="3"/></text:span><text:span text:style-name="T3">}<text:line-break/><text:line-break/> <text:s text:c="3"/></text:span><text:span text:style-name="T2">public int </text:span><text:span text:style-name="T9">nombreDeTaches</text:span><text:span text:style-name="T3">(){ </text:span><text:span text:style-name="T2">return </text:span><text:span text:style-name="T5">taches</text:span><text:span text:style-name="T3">.size()</text:span><text:span text:style-name="T2">;</text:span><text:span text:style-name="T3">}<text:line-break/><text:line-break/> <text:s text:c="3"/></text:span><text:span text:style-name="T2">public void </text:span><text:span text:style-name="T9">afficherTaches</text:span><text:span text:style-name="T3">() {<text:line-break/> <text:s text:c="7"/></text:span><text:span text:style-name="T2">for </text:span><text:span text:style-name="T3">(QueteTache t : </text:span><text:span text:style-name="T5">taches</text:span><text:span text:style-name="T3">) {<text:line-break/> <text:s text:c="11"/>System.</text:span><text:span text:style-name="T6">out</text:span><text:span text:style-name="T3">.println(</text:span><text:span text:style-name="T11">"- " </text:span><text:span text:style-name="T3">+ t.getDescription() + </text:span><text:span text:style-name="T11">" (difficulté " </text:span><text:span text:style-name="T3">+ t.getDifficulte() + </text:span><text:span text:style-name="T11">")"</text:span><text:span text:style-name="T3">)</text:span><text:span text:style-name="T2">;<text:line-break/> <text:s text:c="7"/></text:span><text:span text:style-name="T3">}<text:line-break/> <text:s text:c="3"/>}<text:line-break/>}<text:line-break/></text:span></text:p>
      <text:p text:style-name="P1"/>
      <text:p text:style-name="P1"><text:soft-page-break/></text:p>
      <text:p text:style-name="P2"><text:span text:style-name="T1">QueteTache : </text:span><text:span text:style-name="T2">public class </text:span><text:span text:style-name="T3">QueteTache {<text:line-break/> <text:s text:c="3"/></text:span><text:span text:style-name="T2">private </text:span><text:span text:style-name="T3">String </text:span><text:span text:style-name="T5">description</text:span><text:span text:style-name="T2">;<text:line-break/> <text:s text:c="3"/>private int </text:span><text:span text:style-name="T5">difficulte</text:span><text:span text:style-name="T2">;<text:line-break/><text:line-break/> <text:s text:c="3"/>public </text:span><text:span text:style-name="T9">QueteTache</text:span><text:span text:style-name="T3">(String description</text:span><text:span text:style-name="T2">,int </text:span><text:span text:style-name="T3">difficulte){<text:line-break/> <text:s text:c="7"/></text:span><text:span text:style-name="T2">this</text:span><text:span text:style-name="T3">.</text:span><text:span text:style-name="T5">description </text:span><text:span text:style-name="T3">= description</text:span><text:span text:style-name="T2">;<text:line-break/> <text:s text:c="7"/>this</text:span><text:span text:style-name="T3">.</text:span><text:span text:style-name="T5">difficulte </text:span><text:span text:style-name="T3">= difficulte</text:span><text:span text:style-name="T2">;<text:line-break/> <text:s text:c="3"/></text:span><text:span text:style-name="T3">}<text:line-break/><text:line-break/> <text:s text:c="3"/></text:span><text:span text:style-name="T2">public </text:span><text:span text:style-name="T3">String </text:span><text:span text:style-name="T9">getDescription</text:span><text:span text:style-name="T3">() { </text:span><text:span text:style-name="T2">return </text:span><text:span text:style-name="T5">description</text:span><text:span text:style-name="T2">; </text:span><text:span text:style-name="T3">}<text:line-break/> <text:s text:c="3"/></text:span><text:span text:style-name="T2">public int </text:span><text:span text:style-name="T9">getDifficulte</text:span><text:span text:style-name="T3">() { </text:span><text:span text:style-name="T2">return </text:span><text:span text:style-name="T5">difficulte</text:span><text:span text:style-name="T2">; </text:span><text:span text:style-name="T3">}<text:line-break/><text:line-break/> <text:s text:c="3"/></text:span><text:span text:style-name="T2">public </text:span><text:span text:style-name="T9">QueteTache</text:span><text:span text:style-name="T3">(QueteTache autre) {<text:line-break/> <text:s text:c="7"/></text:span><text:span text:style-name="T2">this</text:span><text:span text:style-name="T3">.</text:span><text:span text:style-name="T5">description </text:span><text:span text:style-name="T3">= autre.</text:span><text:span text:style-name="T5">description</text:span><text:span text:style-name="T2">;<text:line-break/> <text:s text:c="7"/>this</text:span><text:span text:style-name="T3">.</text:span><text:span text:style-name="T5">difficulte </text:span><text:span text:style-name="T3">= autre.</text:span><text:span text:style-name="T5">difficulte</text:span><text:span text:style-name="T2">;<text:line-break/> <text:s text:c="3"/></text:span><text:span text:style-name="T3">}<text:line-break/><text:line-break/> <text:s text:c="3"/></text:span><text:span text:style-name="T2">public void </text:span><text:span text:style-name="T9">changerDifficulte</text:span><text:span text:style-name="T3">(</text:span><text:span text:style-name="T2">int </text:span><text:span text:style-name="T3">nouvelleDiff) {<text:line-break/> <text:s text:c="7"/></text:span><text:span text:style-name="T2">this</text:span><text:span text:style-name="T3">.</text:span><text:span text:style-name="T5">difficulte </text:span><text:span text:style-name="T3">= nouvelleDiff</text:span><text:span text:style-name="T2">;<text:line-break/> <text:s text:c="3"/></text:span><text:span text:style-name="T3">}<text:line-break/><text:line-break/> <text:s text:c="3"/></text:span><text:span text:style-name="T2">public </text:span><text:span text:style-name="T3">QueteTache </text:span><text:span text:style-name="T9">cloner</text:span><text:span text:style-name="T3">() {<text:line-break/> <text:s text:c="7"/></text:span><text:span text:style-name="T2">return new </text:span><text:span text:style-name="T3">QueteTache(</text:span><text:span text:style-name="T2">this</text:span><text:span text:style-name="T3">)</text:span><text:span text:style-name="T2">;<text:line-break/> <text:s text:c="3"/></text:span><text:span text:style-name="T3">}<text:line-break/>}<text:line-break/></text:span></text:p>
      <text:p text:style-name="P1"/>
      <text:p text:style-name="P1"/>
      <text:p text:style-name="P2"><text:span text:style-name="T1">Royaume : </text:span><text:span text:style-name="T2">import </text:span><text:span text:style-name="T3">java.util.ArrayList</text:span><text:span text:style-name="T2">;<text:line-break/>import </text:span><text:span text:style-name="T3">java.util.Iterator</text:span><text:span text:style-name="T2">;<text:line-break/><text:line-break/>public abstract class </text:span><text:span text:style-name="T3">Royaume {<text:line-break/><text:line-break/> <text:s text:c="3"/></text:span><text:span text:style-name="T2">private </text:span><text:span text:style-name="T3">String </text:span><text:span text:style-name="T5">nom</text:span><text:span text:style-name="T2">;<text:line-break/> <text:s text:c="3"/>private int </text:span><text:span text:style-name="T5">population</text:span><text:span text:style-name="T2">;<text:line-break/> <text:s text:c="3"/>protected </text:span><text:span text:style-name="T3">ArrayList&lt;Archipel&gt; </text:span><text:span text:style-name="T5">archipels</text:span><text:span text:style-name="T2">; </text:span><text:span text:style-name="T7">// protected pour héritage<text:line-break/><text:line-break/> <text:s text:c="3"/>// Constructeur par défaut (implicite)<text:line-break/> <text:s text:c="3"/></text:span><text:span text:style-name="T2">public </text:span><text:span text:style-name="T9">Royaume</text:span><text:span text:style-name="T3">() {<text:line-break/> <text:s text:c="7"/></text:span><text:span text:style-name="T2">this</text:span><text:span text:style-name="T3">.</text:span><text:span text:style-name="T5">nom </text:span><text:span text:style-name="T3">= </text:span><text:span text:style-name="T11">"Royaume Sans Nom"</text:span><text:span text:style-name="T2">;<text:line-break/> <text:s text:c="7"/>this</text:span><text:span text:style-name="T3">.</text:span><text:span text:style-name="T5">population </text:span><text:span text:style-name="T3">= </text:span><text:span text:style-name="T10">0</text:span><text:span text:style-name="T2">;<text:line-break/> <text:s text:c="7"/>this</text:span><text:span text:style-name="T3">.</text:span><text:span text:style-name="T5">archipels </text:span><text:span text:style-name="T3">= </text:span><text:span text:style-name="T2">new </text:span><text:span text:style-name="T3">ArrayList&lt;&gt;()</text:span><text:span text:style-name="T2">;<text:line-break/> <text:s text:c="3"/></text:span><text:span text:style-name="T3">}<text:line-break/><text:line-break/> <text:s text:c="3"/></text:span><text:span text:style-name="T7">// Constructeur explicite<text:line-break/> <text:s text:c="3"/></text:span><text:span text:style-name="T2">public </text:span><text:span text:style-name="T9">Royaume</text:span><text:span text:style-name="T3">(String nom</text:span><text:span text:style-name="T2">, int </text:span><text:span text:style-name="T3">population) {<text:line-break/> <text:s text:c="7"/></text:span><text:span text:style-name="T2">this</text:span><text:span text:style-name="T3">.</text:span><text:span text:style-name="T5">nom </text:span><text:span text:style-name="T3">= nom</text:span><text:span text:style-name="T2">;<text:line-break/> <text:s text:c="7"/>this</text:span><text:span text:style-name="T3">.</text:span><text:span text:style-name="T5">population </text:span><text:span text:style-name="T3">= population</text:span><text:span text:style-name="T2">;<text:line-break/> <text:s text:c="7"/>this</text:span><text:span text:style-name="T3">.</text:span><text:span text:style-name="T5">archipels </text:span><text:span text:style-name="T3">= </text:span><text:span text:style-name="T2">new </text:span><text:span text:style-name="T3">ArrayList&lt;&gt;()</text:span><text:span text:style-name="T2">;<text:line-break/> <text:s text:c="3"/></text:span><text:span text:style-name="T3">}<text:line-break/><text:line-break/> <text:s text:c="3"/></text:span><text:span text:style-name="T2">public </text:span><text:span text:style-name="T3">String </text:span><text:span text:style-name="T9">getNom</text:span><text:span text:style-name="T3">() { </text:span><text:span text:style-name="T2">return </text:span><text:span text:style-name="T5">nom</text:span><text:span text:style-name="T2">; </text:span><text:span text:style-name="T3">}<text:line-break/> <text:s text:c="3"/></text:span><text:span text:style-name="T2">public int </text:span><text:span text:style-name="T9">getPopulation</text:span><text:span text:style-name="T3">() { </text:span><text:span text:style-name="T2">return </text:span><text:span text:style-name="T5">population</text:span><text:span text:style-name="T2">; </text:span><text:span text:style-name="T3">}<text:line-break/><text:line-break/> <text:s text:c="3"/></text:span><text:span text:style-name="T2">public void </text:span><text:span text:style-name="T9">ajouterArchipel</text:span><text:span text:style-name="T3">(Archipel a) {<text:line-break/> <text:s text:c="7"/></text:span><text:span text:style-name="T5">archipels</text:span><text:span text:style-name="T3">.add(a)</text:span><text:span text:style-name="T2">;<text:line-break/> <text:s text:c="3"/></text:span><text:span text:style-name="T3">}<text:line-break/><text:line-break/> <text:s text:c="3"/></text:span><text:span text:style-name="T7">// Méthode abstraite → doit être redéfinie dans les sous-classes<text:line-break/> <text:s text:c="3"/></text:span><text:span text:style-name="T2">public abstract </text:span><text:span text:style-name="T3">String </text:span><text:span text:style-name="T9">decrire</text:span><text:span text:style-name="T3">()</text:span><text:span text:style-name="T2">;<text:line-break/></text:span><text:soft-page-break/><text:span text:style-name="T2"><text:line-break/> <text:s text:c="3"/></text:span><text:span text:style-name="T7">// Méthode normale<text:line-break/> <text:s text:c="3"/></text:span><text:span text:style-name="T2">public </text:span><text:span text:style-name="T3">String </text:span><text:span text:style-name="T9">sanctifier</text:span><text:span text:style-name="T3">() {<text:line-break/> <text:s text:c="7"/></text:span><text:span text:style-name="T2">return </text:span><text:span text:style-name="T11">"Le royaume " </text:span><text:span text:style-name="T3">+ </text:span><text:span text:style-name="T5">nom </text:span><text:span text:style-name="T3">+ </text:span><text:span text:style-name="T11">" bénit ses terres."</text:span><text:span text:style-name="T2">;<text:line-break/> <text:s text:c="3"/></text:span><text:span text:style-name="T3">}<text:line-break/><text:line-break/> <text:s text:c="3"/></text:span><text:span text:style-name="T7">// Exemple d'utilisation d'un itérateur<text:line-break/> <text:s text:c="3"/></text:span><text:span text:style-name="T2">public void </text:span><text:span text:style-name="T9">afficherArchipels</text:span><text:span text:style-name="T3">() {<text:line-break/> <text:s text:c="7"/>Iterator&lt;Archipel&gt; it = </text:span><text:span text:style-name="T5">archipels</text:span><text:span text:style-name="T3">.iterator()</text:span><text:span text:style-name="T2">;<text:line-break/> <text:s text:c="7"/>while </text:span><text:span text:style-name="T3">(it.hasNext()) {<text:line-break/> <text:s text:c="11"/>System.</text:span><text:span text:style-name="T6">out</text:span><text:span text:style-name="T3">.println(</text:span><text:span text:style-name="T11">"- " </text:span><text:span text:style-name="T3">+ it.next().getNom())</text:span><text:span text:style-name="T2">;<text:line-break/> <text:s text:c="7"/></text:span><text:span text:style-name="T3">}<text:line-break/> <text:s text:c="3"/>}<text:line-break/><text:line-break/> <text:s text:c="3"/></text:span><text:span text:style-name="T7">// Classe interne<text:line-break/> <text:s text:c="3"/></text:span><text:span text:style-name="T2">public class </text:span><text:span text:style-name="T3">GardeRoyal {<text:line-break/> <text:s text:c="7"/></text:span><text:span text:style-name="T2">public void </text:span><text:span text:style-name="T9">saluer</text:span><text:span text:style-name="T3">() {<text:line-break/> <text:s text:c="11"/>System.</text:span><text:span text:style-name="T6">out</text:span><text:span text:style-name="T3">.println(</text:span><text:span text:style-name="T11">"Le garde royal protège " </text:span><text:span text:style-name="T3">+ </text:span><text:span text:style-name="T5">nom</text:span><text:span text:style-name="T3">)</text:span><text:span text:style-name="T2">;<text:line-break/> <text:s text:c="7"/></text:span><text:span text:style-name="T3">}<text:line-break/> <text:s text:c="3"/>}<text:line-break/>}<text:line-break/></text:span></text:p>
      <text:p text:style-name="P1"/>
      <text:p text:style-name="P1"/>
      <text:p text:style-name="P2"><text:span text:style-name="T1">Saison : </text:span><text:span text:style-name="T2">import </text:span><text:span text:style-name="T3">java.util.ArrayList</text:span><text:span text:style-name="T2">;<text:line-break/><text:line-break/>public class </text:span><text:span text:style-name="T3">Saison {<text:line-break/><text:line-break/> <text:s text:c="3"/></text:span><text:span text:style-name="T2">private </text:span><text:span text:style-name="T3">String </text:span><text:span text:style-name="T5">nom</text:span><text:span text:style-name="T2">;<text:line-break/> <text:s text:c="3"/>private int </text:span><text:span text:style-name="T5">temperature</text:span><text:span text:style-name="T2">;<text:line-break/> <text:s text:c="3"/>private </text:span><text:span text:style-name="T3">ArrayList&lt;String&gt; </text:span><text:span text:style-name="T5">temps</text:span><text:span text:style-name="T2">; </text:span><text:span text:style-name="T7">// pluie, soleil…<text:line-break/> <text:s text:c="3"/></text:span><text:span text:style-name="T2">private boolean </text:span><text:span text:style-name="T5">estActive</text:span><text:span text:style-name="T2">;<text:line-break/><text:line-break/> <text:s text:c="3"/>private </text:span><text:span text:style-name="T3">Archipel </text:span><text:span text:style-name="T5">archipel</text:span><text:span text:style-name="T2">; </text:span><text:span text:style-name="T7">// </text:span><text:span text:style-name="T8">🔥</text:span><text:span text:style-name="T7"> Lien vers un archipel<text:line-break/><text:line-break/> <text:s text:c="3"/></text:span><text:span text:style-name="T2">public </text:span><text:span text:style-name="T9">Saison</text:span><text:span text:style-name="T3">(String nom</text:span><text:span text:style-name="T2">, int </text:span><text:span text:style-name="T3">temperature</text:span><text:span text:style-name="T2">, </text:span><text:span text:style-name="T3">ArrayList&lt;String&gt; temps</text:span><text:span text:style-name="T2">, boolean </text:span><text:span text:style-name="T3">estActive</text:span><text:span text:style-name="T2">, </text:span><text:span text:style-name="T3">Archipel archipel) {<text:line-break/> <text:s text:c="7"/></text:span><text:span text:style-name="T2">this</text:span><text:span text:style-name="T3">.</text:span><text:span text:style-name="T5">nom </text:span><text:span text:style-name="T3">= nom</text:span><text:span text:style-name="T2">;<text:line-break/> <text:s text:c="7"/>this</text:span><text:span text:style-name="T3">.</text:span><text:span text:style-name="T5">temperature </text:span><text:span text:style-name="T3">= temperature</text:span><text:span text:style-name="T2">;<text:line-break/> <text:s text:c="7"/>this</text:span><text:span text:style-name="T3">.</text:span><text:span text:style-name="T5">temps </text:span><text:span text:style-name="T3">= temps</text:span><text:span text:style-name="T2">;<text:line-break/> <text:s text:c="7"/>this</text:span><text:span text:style-name="T3">.</text:span><text:span text:style-name="T5">estActive </text:span><text:span text:style-name="T3">= estActive</text:span><text:span text:style-name="T2">;<text:line-break/> <text:s text:c="7"/>this</text:span><text:span text:style-name="T3">.</text:span><text:span text:style-name="T5">archipel </text:span><text:span text:style-name="T3">= archipel</text:span><text:span text:style-name="T2">;<text:line-break/> <text:s text:c="3"/></text:span><text:span text:style-name="T3">}<text:line-break/><text:line-break/> <text:s text:c="3"/></text:span><text:span text:style-name="T7">// Getters<text:line-break/> <text:s text:c="3"/></text:span><text:span text:style-name="T2">public </text:span><text:span text:style-name="T3">String </text:span><text:span text:style-name="T9">getNom</text:span><text:span text:style-name="T3">() { </text:span><text:span text:style-name="T2">return </text:span><text:span text:style-name="T5">nom</text:span><text:span text:style-name="T2">; </text:span><text:span text:style-name="T3">}<text:line-break/> <text:s text:c="3"/></text:span><text:span text:style-name="T2">public int </text:span><text:span text:style-name="T9">getTemperature</text:span><text:span text:style-name="T3">() { </text:span><text:span text:style-name="T2">return </text:span><text:span text:style-name="T5">temperature</text:span><text:span text:style-name="T2">; </text:span><text:span text:style-name="T3">}<text:line-break/> <text:s text:c="3"/></text:span><text:span text:style-name="T2">public </text:span><text:span text:style-name="T3">ArrayList&lt;String&gt; </text:span><text:span text:style-name="T9">getTemps</text:span><text:span text:style-name="T3">() { </text:span><text:span text:style-name="T2">return </text:span><text:span text:style-name="T5">temps</text:span><text:span text:style-name="T2">; </text:span><text:span text:style-name="T3">}<text:line-break/> <text:s text:c="3"/></text:span><text:span text:style-name="T2">public boolean </text:span><text:span text:style-name="T9">isEstActive</text:span><text:span text:style-name="T3">() { </text:span><text:span text:style-name="T2">return </text:span><text:span text:style-name="T5">estActive</text:span><text:span text:style-name="T2">; </text:span><text:span text:style-name="T3">}<text:line-break/> <text:s text:c="3"/></text:span><text:span text:style-name="T2">public </text:span><text:span text:style-name="T3">Archipel </text:span><text:span text:style-name="T9">getArchipel</text:span><text:span text:style-name="T3">() { </text:span><text:span text:style-name="T2">return </text:span><text:span text:style-name="T5">archipel</text:span><text:span text:style-name="T2">; </text:span><text:span text:style-name="T3">}<text:line-break/><text:line-break/> <text:s text:c="3"/></text:span><text:span text:style-name="T7">// Setters<text:line-break/> <text:s text:c="3"/></text:span><text:span text:style-name="T2">public void </text:span><text:span text:style-name="T9">setNom</text:span><text:span text:style-name="T3">(String nom) { </text:span><text:span text:style-name="T2">this</text:span><text:span text:style-name="T3">.</text:span><text:span text:style-name="T5">nom </text:span><text:span text:style-name="T3">= nom</text:span><text:span text:style-name="T2">; </text:span><text:span text:style-name="T3">}<text:line-break/> <text:s text:c="3"/></text:span><text:span text:style-name="T2">public void </text:span><text:span text:style-name="T9">setTemperature</text:span><text:span text:style-name="T3">(</text:span><text:span text:style-name="T2">int </text:span><text:span text:style-name="T3">temperature) { </text:span><text:span text:style-name="T2">this</text:span><text:span text:style-name="T3">.</text:span><text:span text:style-name="T5">temperature </text:span><text:span text:style-name="T3">= temperature</text:span><text:span text:style-name="T2">; </text:span><text:span text:style-name="T3">}<text:line-break/> <text:s text:c="3"/></text:span><text:span text:style-name="T2">public void </text:span><text:span text:style-name="T9">setTemps</text:span><text:span text:style-name="T3">(ArrayList&lt;String&gt; temps) { </text:span><text:span text:style-name="T2">this</text:span><text:span text:style-name="T3">.</text:span><text:span text:style-name="T5">temps </text:span><text:span text:style-name="T3">= temps</text:span><text:span text:style-name="T2">; </text:span><text:span text:style-name="T3">}<text:line-break/> <text:s text:c="3"/></text:span><text:span text:style-name="T2">public void </text:span><text:span text:style-name="T9">setEstActive</text:span><text:span text:style-name="T3">(</text:span><text:span text:style-name="T2">boolean </text:span><text:span text:style-name="T3">estActive) { </text:span><text:span text:style-name="T2">this</text:span><text:span text:style-name="T3">.</text:span><text:span text:style-name="T5">estActive </text:span><text:span text:style-name="T3">= estActive</text:span><text:span text:style-name="T2">; </text:span><text:span text:style-name="T3">}<text:line-break/> <text:s text:c="3"/></text:span><text:span text:style-name="T2">public void </text:span><text:span text:style-name="T9">setArchipel</text:span><text:span text:style-name="T3">(Archipel archipel) { </text:span><text:span text:style-name="T2">this</text:span><text:span text:style-name="T3">.</text:span><text:span text:style-name="T5">archipel </text:span><text:span text:style-name="T3">= archipel</text:span><text:span text:style-name="T2">; </text:span><text:span text:style-name="T3">}<text:line-break/>}<text:line-break/></text:span></text:p>
      <text:p text:style-name="P1"/>
      <text:p text:style-name="P1"/>
      <text:p text:style-name="P2"><text:soft-page-break/><text:span text:style-name="T1">Solathar : </text:span><text:span text:style-name="T2">public class </text:span><text:span text:style-name="T3">Solathar </text:span><text:span text:style-name="T2">extends </text:span><text:span text:style-name="T3">Royaume {<text:line-break/><text:line-break/> <text:s text:c="3"/></text:span><text:span text:style-name="T2">public </text:span><text:span text:style-name="T9">Solathar</text:span><text:span text:style-name="T3">(</text:span><text:span text:style-name="T2">int </text:span><text:span text:style-name="T3">population) {<text:line-break/> <text:s text:c="7"/></text:span><text:span text:style-name="T2">super</text:span><text:span text:style-name="T3">(</text:span><text:span text:style-name="T11">"Solathar"</text:span><text:span text:style-name="T2">, </text:span><text:span text:style-name="T3">population)</text:span><text:span text:style-name="T2">;<text:line-break/> <text:s text:c="3"/></text:span><text:span text:style-name="T3">}<text:line-break/><text:line-break/> <text:s text:c="3"/></text:span><text:span text:style-name="T12">@Override<text:line-break/> <text:s text:c="3"/></text:span><text:span text:style-name="T2">public </text:span><text:span text:style-name="T3">String </text:span><text:span text:style-name="T9">decrire</text:span><text:span text:style-name="T3">() {<text:line-break/> <text:s text:c="7"/></text:span><text:span text:style-name="T2">return </text:span><text:span text:style-name="T11">"Solathar : Empire riche utilisant des pièces d’or."</text:span><text:span text:style-name="T2">;<text:line-break/> <text:s text:c="3"/></text:span><text:span text:style-name="T3">}<text:line-break/>}<text:line-break/></text:span></text:p>
      <text:p text:style-name="P1"/>
      <text:p text:style-name="P2"><text:span text:style-name="T1">Thalaasside : </text:span><text:span text:style-name="T2">public class </text:span><text:span text:style-name="T3">Thalasside </text:span><text:span text:style-name="T2">extends </text:span><text:span text:style-name="T3">Royaume </text:span><text:span text:style-name="T2">implements </text:span><text:span text:style-name="T3">Influencable {<text:line-break/><text:line-break/> <text:s text:c="3"/></text:span><text:span text:style-name="T2">public </text:span><text:span text:style-name="T9">Thalasside</text:span><text:span text:style-name="T3">() {<text:line-break/> <text:s text:c="7"/></text:span><text:span text:style-name="T2">super</text:span><text:span text:style-name="T3">(</text:span><text:span text:style-name="T11">"Thalasside"</text:span><text:span text:style-name="T2">, </text:span><text:span text:style-name="T10">50000</text:span><text:span text:style-name="T3">)</text:span><text:span text:style-name="T2">;<text:line-break/> <text:s text:c="3"/></text:span><text:span text:style-name="T3">}<text:line-break/><text:line-break/> <text:s text:c="3"/></text:span><text:span text:style-name="T2">public </text:span><text:span text:style-name="T9">Thalasside</text:span><text:span text:style-name="T3">(</text:span><text:span text:style-name="T2">int </text:span><text:span text:style-name="T3">population) {<text:line-break/> <text:s text:c="7"/></text:span><text:span text:style-name="T2">super</text:span><text:span text:style-name="T3">(</text:span><text:span text:style-name="T11">"Thalasside"</text:span><text:span text:style-name="T2">, </text:span><text:span text:style-name="T3">population)</text:span><text:span text:style-name="T2">;<text:line-break/> <text:s text:c="3"/></text:span><text:span text:style-name="T3">}<text:line-break/><text:line-break/> <text:s text:c="3"/></text:span><text:span text:style-name="T12">@Override<text:line-break/> <text:s text:c="3"/></text:span><text:span text:style-name="T2">public </text:span><text:span text:style-name="T3">String </text:span><text:span text:style-name="T9">decrire</text:span><text:span text:style-name="T3">() {<text:line-break/> <text:s text:c="7"/></text:span><text:span text:style-name="T2">return </text:span><text:span text:style-name="T11">"Thalasside : Royaume religieux sacré."</text:span><text:span text:style-name="T2">;<text:line-break/> <text:s text:c="3"/></text:span><text:span text:style-name="T3">}<text:line-break/><text:line-break/> <text:s text:c="3"/></text:span><text:span text:style-name="T12">@Override<text:line-break/> <text:s text:c="3"/></text:span><text:span text:style-name="T2">public </text:span><text:span text:style-name="T3">String </text:span><text:span text:style-name="T9">sanctifier</text:span><text:span text:style-name="T3">() {<text:line-break/> <text:s text:c="7"/></text:span><text:span text:style-name="T2">return </text:span><text:span text:style-name="T11">"Thalasside invoque les Marées Sacrées."</text:span><text:span text:style-name="T2">;<text:line-break/> <text:s text:c="3"/></text:span><text:span text:style-name="T3">}<text:line-break/><text:line-break/> <text:s text:c="3"/></text:span><text:span text:style-name="T12">@Override<text:line-break/> <text:s text:c="3"/></text:span><text:span text:style-name="T2">public void </text:span><text:span text:style-name="T9">influencerArchipels</text:span><text:span text:style-name="T3">() {<text:line-break/> <text:s text:c="7"/>System.</text:span><text:span text:style-name="T6">out</text:span><text:span text:style-name="T3">.println(</text:span><text:span text:style-name="T11">"Thalasside impose ses lois sacrées aux archipels."</text:span><text:span text:style-name="T3">)</text:span><text:span text:style-name="T2">;<text:line-break/> <text:s text:c="3"/></text:span><text:span text:style-name="T3">}<text:line-break/>}<text:line-break/></text:span></text:p>
      <text:p text:style-name="P1"/>
      <text:p text:style-name="P1"/>
      <text:p text:style-name="P1">et enfin Main :</text:p>
      <text:p text:style-name="P3"><text:span text:style-name="T2">import </text:span><text:span text:style-name="T3">java.util.Scanner</text:span><text:span text:style-name="T2">;<text:line-break/><text:line-break/>public class </text:span><text:span text:style-name="T3">Main {<text:line-break/> <text:s text:c="3"/></text:span><text:span text:style-name="T2">public static void </text:span><text:span text:style-name="T9">main</text:span><text:span text:style-name="T3">(String[] args) {<text:line-break/><text:line-break/> <text:s text:c="7"/>Scanner sc = </text:span><text:span text:style-name="T2">new </text:span><text:span text:style-name="T3">Scanner(System.</text:span><text:span text:style-name="T6">in</text:span><text:span text:style-name="T3">)</text:span><text:span text:style-name="T2">;<text:line-break/><text:line-break/> <text:s text:c="7"/></text:span><text:span text:style-name="T7">// On crée Thalasside en utilisant le constructeur disponible (population)<text:line-break/> <text:s text:c="7"/></text:span><text:span text:style-name="T3">Thalasside thalasside = </text:span><text:span text:style-name="T2">new </text:span><text:span text:style-name="T3">Thalasside(</text:span><text:span text:style-name="T10">500000</text:span><text:span text:style-name="T3">)</text:span><text:span text:style-name="T2">;<text:line-break/><text:line-break/> <text:s text:c="7"/></text:span><text:span text:style-name="T7">// Archipels de Thalasside (sans saisons pour l'instant)<text:line-break/> <text:s text:c="7"/></text:span><text:span text:style-name="T3">Archipel[] archipels = {<text:line-break/> <text:s text:c="15"/></text:span><text:span text:style-name="T2">new </text:span><text:span text:style-name="T3">Archipel(</text:span><text:span text:style-name="T11">"Pharos"</text:span><text:span text:style-name="T2">, null, </text:span><text:span text:style-name="T3">thalasside)</text:span><text:span text:style-name="T2">,<text:line-break/> <text:s text:c="15"/>new </text:span><text:span text:style-name="T3">Archipel(</text:span><text:span text:style-name="T11">"Thalassia"</text:span><text:span text:style-name="T2">, null, </text:span><text:span text:style-name="T3">thalasside)</text:span><text:span text:style-name="T2">,<text:line-break/> <text:s text:c="15"/>new </text:span><text:span text:style-name="T3">Archipel(</text:span><text:span text:style-name="T11">"Eosios"</text:span><text:span text:style-name="T2">, null, </text:span><text:span text:style-name="T3">thalasside)<text:line-break/> <text:s text:c="7"/>}</text:span><text:span text:style-name="T2">;<text:line-break/><text:line-break/> <text:s text:c="7"/></text:span><text:span text:style-name="T3">System.</text:span><text:span text:style-name="T6">out</text:span><text:span text:style-name="T3">.print(</text:span><text:span text:style-name="T11">"Entre ton nom, voyageur : "</text:span><text:span text:style-name="T3">)</text:span><text:span text:style-name="T2">;<text:line-break/> <text:s text:c="7"/></text:span><text:span text:style-name="T3">String nom = sc.nextLine()</text:span><text:span text:style-name="T2">;<text:line-break/></text:span><text:soft-page-break/><text:span text:style-name="T2"><text:line-break/> <text:s text:c="7"/></text:span><text:span text:style-name="T3">System.</text:span><text:span text:style-name="T6">out</text:span><text:span text:style-name="T3">.println(</text:span><text:span text:style-name="T11">"</text:span><text:span text:style-name="T2">\n</text:span><text:span text:style-name="T11">Bienvenue " </text:span><text:span text:style-name="T3">+ nom + </text:span><text:span text:style-name="T11">" dans le monde de Marandrosia !"</text:span><text:span text:style-name="T3">)</text:span><text:span text:style-name="T2">;<text:line-break/> <text:s text:c="7"/></text:span><text:span text:style-name="T3">System.</text:span><text:span text:style-name="T6">out</text:span><text:span text:style-name="T3">.println(</text:span><text:span text:style-name="T11">"Choisis ton archipel :"</text:span><text:span text:style-name="T3">)</text:span><text:span text:style-name="T2">;<text:line-break/><text:line-break/> <text:s text:c="7"/></text:span><text:span text:style-name="T7">// afficher menu<text:line-break/> <text:s text:c="7"/></text:span><text:span text:style-name="T2">for </text:span><text:span text:style-name="T3">(</text:span><text:span text:style-name="T2">int </text:span><text:span text:style-name="T3">i = </text:span><text:span text:style-name="T10">0</text:span><text:span text:style-name="T2">; </text:span><text:span text:style-name="T3">i &lt; archipels.</text:span><text:span text:style-name="T5">length</text:span><text:span text:style-name="T2">; </text:span><text:span text:style-name="T3">i++) {<text:line-break/> <text:s text:c="11"/>System.</text:span><text:span text:style-name="T6">out</text:span><text:span text:style-name="T3">.println((i + </text:span><text:span text:style-name="T10">1</text:span><text:span text:style-name="T3">) + </text:span><text:span text:style-name="T11">" - " </text:span><text:span text:style-name="T3">+ archipels[i].getNom())</text:span><text:span text:style-name="T2">;<text:line-break/> <text:s text:c="7"/></text:span><text:span text:style-name="T3">}<text:line-break/><text:line-break/> <text:s text:c="7"/></text:span><text:span text:style-name="T7">// choix utilisateur (avec protection minimale)<text:line-break/> <text:s text:c="7"/></text:span><text:span text:style-name="T2">int </text:span><text:span text:style-name="T3">choix = </text:span><text:span text:style-name="T10">1</text:span><text:span text:style-name="T2">;<text:line-break/> <text:s text:c="7"/>try </text:span><text:span text:style-name="T3">{<text:line-break/> <text:s text:c="11"/>choix = sc.nextInt()</text:span><text:span text:style-name="T2">;<text:line-break/> <text:s text:c="7"/></text:span><text:span text:style-name="T3">} </text:span><text:span text:style-name="T2">catch </text:span><text:span text:style-name="T3">(Exception e) {<text:line-break/> <text:s text:c="11"/>System.</text:span><text:span text:style-name="T6">out</text:span><text:span text:style-name="T3">.println(</text:span><text:span text:style-name="T11">"Entrée invalide, choix par défaut : 1"</text:span><text:span text:style-name="T3">)</text:span><text:span text:style-name="T2">;<text:line-break/> <text:s text:c="11"/></text:span><text:span text:style-name="T3">sc.nextLine()</text:span><text:span text:style-name="T2">; </text:span><text:span text:style-name="T7">// vide le buffer si nécessaire<text:line-break/> <text:s text:c="7"/></text:span><text:span text:style-name="T3">}<text:line-break/> <text:s text:c="7"/></text:span><text:span text:style-name="T2">if </text:span><text:span text:style-name="T3">(choix &lt; </text:span><text:span text:style-name="T10">1 </text:span><text:span text:style-name="T3">|| choix &gt; archipels.</text:span><text:span text:style-name="T5">length</text:span><text:span text:style-name="T3">) {<text:line-break/> <text:s text:c="11"/>System.</text:span><text:span text:style-name="T6">out</text:span><text:span text:style-name="T3">.println(</text:span><text:span text:style-name="T11">"Choix hors limites, sélection du premier archipel."</text:span><text:span text:style-name="T3">)</text:span><text:span text:style-name="T2">;<text:line-break/> <text:s text:c="11"/></text:span><text:span text:style-name="T3">choix = </text:span><text:span text:style-name="T10">1</text:span><text:span text:style-name="T2">;<text:line-break/> <text:s text:c="7"/></text:span><text:span text:style-name="T3">}<text:line-break/> <text:s text:c="7"/>sc.nextLine()</text:span><text:span text:style-name="T2">; </text:span><text:span text:style-name="T7">// clean buffer<text:line-break/><text:line-break/> <text:s text:c="7"/></text:span><text:span text:style-name="T3">Archipel selection = archipels[choix - </text:span><text:span text:style-name="T10">1</text:span><text:span text:style-name="T3">]</text:span><text:span text:style-name="T2">;<text:line-break/><text:line-break/> <text:s text:c="7"/></text:span><text:span text:style-name="T3">System.</text:span><text:span text:style-name="T6">out</text:span><text:span text:style-name="T3">.println(</text:span><text:span text:style-name="T11">"</text:span><text:span text:style-name="T2">\n</text:span><text:span text:style-name="T11">Tu as choisi l'archipel de " </text:span><text:span text:style-name="T3">+ selection.getNom() + </text:span><text:span text:style-name="T11">" !"</text:span><text:span text:style-name="T3">)</text:span><text:span text:style-name="T2">;<text:line-break/> <text:s text:c="7"/></text:span><text:span text:style-name="T3">System.</text:span><text:span text:style-name="T6">out</text:span><text:span text:style-name="T3">.println(</text:span><text:span text:style-name="T11">"Ce territoire appartient au royaume de : " </text:span><text:span text:style-name="T3">+ selection.getRoyaume().getNom())</text:span><text:span text:style-name="T2">;<text:line-break/><text:line-break/> <text:s text:c="7"/></text:span><text:span text:style-name="T7">// ---------- Intégration : création d'une quête liée à l'archipel ----------<text:line-break/> <text:s text:c="7"/></text:span><text:span text:style-name="T3">System.</text:span><text:span text:style-name="T6">out</text:span><text:span text:style-name="T3">.println(</text:span><text:span text:style-name="T11">"</text:span><text:span text:style-name="T2">\n</text:span><text:span text:style-name="T11">Tu reçois une nouvelle quête dans l'archipel !"</text:span><text:span text:style-name="T3">)</text:span><text:span text:style-name="T2">;<text:line-break/> <text:s text:c="7"/></text:span><text:span text:style-name="T3">Quete q = </text:span><text:span text:style-name="T2">new </text:span><text:span text:style-name="T3">Quete(</text:span><text:span text:style-name="T11">"Découverte de " </text:span><text:span text:style-name="T3">+ selection.getNom())</text:span><text:span text:style-name="T2">;<text:line-break/><text:line-break/> <text:s text:c="7"/></text:span><text:span text:style-name="T7">// On ajoute des tâches (copies faites dans Quete.ajouterTache)<text:line-break/> <text:s text:c="7"/></text:span><text:span text:style-name="T3">q.ajouterTache(</text:span><text:span text:style-name="T2">new </text:span><text:span text:style-name="T3">QueteTache(</text:span><text:span text:style-name="T11">"Explorer les côtes de " </text:span><text:span text:style-name="T3">+ selection.getNom()</text:span><text:span text:style-name="T2">, </text:span><text:span text:style-name="T10">2</text:span><text:span text:style-name="T3">))</text:span><text:span text:style-name="T2">;<text:line-break/> <text:s text:c="7"/></text:span><text:span text:style-name="T3">q.ajouterTache(</text:span><text:span text:style-name="T2">new </text:span><text:span text:style-name="T3">QueteTache(</text:span><text:span text:style-name="T11">"Parler à un ancien de " </text:span><text:span text:style-name="T3">+ selection.getRoyaume().getNom()</text:span><text:span text:style-name="T2">, </text:span><text:span text:style-name="T10">1</text:span><text:span text:style-name="T3">))</text:span><text:span text:style-name="T2">;<text:line-break/> <text:s text:c="7"/></text:span><text:span text:style-name="T3">q.ajouterTache(</text:span><text:span text:style-name="T2">new </text:span><text:span text:style-name="T3">QueteTache(</text:span><text:span text:style-name="T11">"Récupérer une relique près du phare"</text:span><text:span text:style-name="T2">, </text:span><text:span text:style-name="T10">1</text:span><text:span text:style-name="T3">))</text:span><text:span text:style-name="T2">;<text:line-break/><text:line-break/> <text:s text:c="7"/></text:span><text:span text:style-name="T3">System.</text:span><text:span text:style-name="T6">out</text:span><text:span text:style-name="T3">.println(</text:span><text:span text:style-name="T11">"</text:span><text:span text:style-name="T2">\n</text:span><text:span text:style-name="T11">Quête : " </text:span><text:span text:style-name="T3">+ q.getNom())</text:span><text:span text:style-name="T2">;<text:line-break/> <text:s text:c="7"/></text:span><text:span text:style-name="T3">System.</text:span><text:span text:style-name="T6">out</text:span><text:span text:style-name="T3">.println(</text:span><text:span text:style-name="T11">"Tâches :"</text:span><text:span text:style-name="T3">)</text:span><text:span text:style-name="T2">;<text:line-break/> <text:s text:c="7"/></text:span><text:span text:style-name="T3">q.afficherTaches()</text:span><text:span text:style-name="T2">;<text:line-break/><text:line-break/> <text:s text:c="7"/></text:span><text:span text:style-name="T3">System.</text:span><text:span text:style-name="T6">out</text:span><text:span text:style-name="T3">.println(</text:span><text:span text:style-name="T11">"</text:span><text:span text:style-name="T2">\n</text:span><text:span text:style-name="T11">Nombre total de tâches : " </text:span><text:span text:style-name="T3">+ q.nombreDeTaches())</text:span><text:span text:style-name="T2">;<text:line-break/><text:line-break/> <text:s text:c="7"/></text:span><text:span text:style-name="T7">// ---------- Optionnel : démonstration d'ajustement d'inventaire ----------<text:line-break/> <text:s text:c="7"/>// (montre l'usage de GestionInventaire si tu veux tester)<text:line-break/> <text:s text:c="7"/></text:span><text:span text:style-name="T2">int</text:span><text:span text:style-name="T3">[] sac = {</text:span><text:span text:style-name="T10">1</text:span><text:span text:style-name="T2">, </text:span><text:span text:style-name="T10">2</text:span><text:span text:style-name="T2">, </text:span><text:span text:style-name="T10">3</text:span><text:span text:style-name="T2">, </text:span><text:span text:style-name="T10">4</text:span><text:span text:style-name="T3">}</text:span><text:span text:style-name="T2">; </text:span><text:span text:style-name="T7">// valeurs magiques d'artefacts<text:line-break/> <text:s text:c="7"/></text:span><text:span text:style-name="T2">int</text:span><text:span text:style-name="T3">[] sacAgrandit = GestionInventaire.</text:span><text:span text:style-name="T4">ajusterInventaire</text:span><text:span text:style-name="T3">(sac</text:span><text:span text:style-name="T2">, </text:span><text:span text:style-name="T10">8</text:span><text:span text:style-name="T3">)</text:span><text:span text:style-name="T2">;<text:line-break/> <text:s text:c="7"/></text:span><text:span text:style-name="T3">System.</text:span><text:span text:style-name="T6">out</text:span><text:span text:style-name="T3">.print(</text:span><text:span text:style-name="T11">"</text:span><text:span text:style-name="T2">\n</text:span><text:span text:style-name="T11">Contenu du sac agrandi (valeurs) : "</text:span><text:span text:style-name="T3">)</text:span><text:span text:style-name="T2">;<text:line-break/> <text:s text:c="7"/>for </text:span><text:span text:style-name="T3">(</text:span><text:span text:style-name="T2">int </text:span><text:span text:style-name="T3">v : sacAgrandit) {<text:line-break/> <text:s text:c="11"/>System.</text:span><text:span text:style-name="T6">out</text:span><text:span text:style-name="T3">.print(v + </text:span><text:span text:style-name="T11">" "</text:span><text:span text:style-name="T3">)</text:span><text:span text:style-name="T2">;<text:line-break/> <text:s text:c="7"/></text:span><text:span text:style-name="T3">}<text:line-break/> <text:s text:c="7"/>System.</text:span><text:span text:style-name="T6">out</text:span><text:span text:style-name="T3">.println()</text:span><text:span text:style-name="T2">;<text:line-break/><text:line-break/> <text:s text:c="7"/></text:span><text:span text:style-name="T7">// Fin<text:line-break/> <text:s text:c="7"/></text:span><text:span text:style-name="T3">System.</text:span><text:span text:style-name="T6">out</text:span><text:span text:style-name="T3">.println(</text:span><text:span text:style-name="T11">"</text:span><text:span text:style-name="T2">\n</text:span><text:span text:style-name="T11">Bonne aventure, " </text:span><text:span text:style-name="T3">+ nom + </text:span><text:span text:style-name="T11">" !"</text:span><text:span text:style-name="T3">)</text:span><text:span text:style-name="T2">;<text:line-break/><text:line-break/> <text:s text:c="7"/></text:span><text:span text:style-name="T7">// ---------- Partie D : conversion de monnaie ----------<text:line-break/> <text:s text:c="7"/></text:span><text:span text:style-name="T3">System.</text:span><text:span text:style-name="T6">out</text:span><text:span text:style-name="T3">.println(</text:span><text:span text:style-name="T11">"</text:span><text:span text:style-name="T2">\n</text:span><text:span text:style-name="T11">Tu voyages vers un autre royaume..."</text:span><text:span text:style-name="T3">)</text:span><text:span text:style-name="T2">;<text:line-break/><text:line-break/></text:span><text:span text:style-name="T7">// Le joueur possède une certaine quantité de bronze<text:line-break/> <text:s text:c="7"/></text:span><text:span text:style-name="T2">double </text:span><text:span text:style-name="T3">monnaieBronze = </text:span><text:span text:style-name="T10">50</text:span><text:span text:style-name="T2">;<text:line-break/><text:line-break/> <text:s text:c="7"/></text:span><text:span text:style-name="T3">System.</text:span><text:span text:style-name="T6">out</text:span><text:span text:style-name="T3">.println(</text:span><text:span text:style-name="T11">"Tu possèdes " </text:span><text:span text:style-name="T3">+ monnaieBronze + </text:span><text:span text:style-name="T11">" pièces de bronze."</text:span><text:span text:style-name="T3">)</text:span><text:span text:style-name="T2">;<text:line-break/></text:span><text:soft-page-break/><text:span text:style-name="T2"><text:line-break/> <text:s text:c="7"/>try </text:span><text:span text:style-name="T3">{<text:line-break/> <text:s text:c="11"/></text:span><text:span text:style-name="T2">double </text:span><text:span text:style-name="T3">monnaieOr = ConvertisseurMonnaie.</text:span><text:span text:style-name="T4">convertirBronzeEnOr</text:span><text:span text:style-name="T3">(monnaieBronze)</text:span><text:span text:style-name="T2">;<text:line-break/> <text:s text:c="11"/></text:span><text:span text:style-name="T3">System.</text:span><text:span text:style-name="T6">out</text:span><text:span text:style-name="T3">.println(</text:span><text:span text:style-name="T11">"Après conversion, tu obtiens " </text:span><text:span text:style-name="T3">+ monnaieOr + </text:span><text:span text:style-name="T11">" pièces d'or."</text:span><text:span text:style-name="T3">)</text:span><text:span text:style-name="T2">;<text:line-break/> <text:s text:c="7"/></text:span><text:span text:style-name="T3">} </text:span><text:span text:style-name="T2">catch </text:span><text:span text:style-name="T3">(MonnaieInvalideException e) {<text:line-break/> <text:s text:c="11"/>System.</text:span><text:span text:style-name="T6">out</text:span><text:span text:style-name="T3">.println(</text:span><text:span text:style-name="T11">"Erreur de conversion : " </text:span><text:span text:style-name="T3">+ e.getMessage())</text:span><text:span text:style-name="T2">;<text:line-break/> <text:s text:c="7"/></text:span><text:span text:style-name="T3">}<text:line-break/><text:line-break/> <text:s text:c="7"/>sc.close()</text:span><text:span text:style-name="T2">;<text:line-break/> <text:s text:c="3"/></text:span><text:span text:style-name="T3">}<text:line-break/>}<text:line-break/></text:span></text:p>
      <text:p text:style-name="P1"/>
      <text:p text:style-name="P1"/>
      <text:p text:style-name="P1">, penses-tu qu’on a vu tous les points de Java à travers ? Si non que pouvons-nous voir ? Si oui et bien merci pour tout &lt;3 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3T13:12:30.810000000</meta:creation-date>
    <dc:date>2025-12-15T17:27:55.826000000</dc:date>
    <meta:editing-duration>P3DT3H26M17S</meta:editing-duration>
    <meta:editing-cycles>1</meta:editing-cycles>
    <meta:document-statistic meta:table-count="0" meta:image-count="0" meta:object-count="0" meta:page-count="8" meta:paragraph-count="17" meta:word-count="1355" meta:character-count="12240" meta:non-whitespace-character-count="8926"/>
    <meta:generator>LibreOffice/7.4.1.2$Windows_X86_64 LibreOffice_project/3c58a8f3a960df8bc8fd77b461821e42c061c5f0</meta:generator>
  </office:meta>
</office:document-meta>
</file>